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43" calcext:value-type="float">
            <text:p>1443</text:p>
          </table:table-cell>
          <table:table-cell table:style-name="ce7" table:formula="of:=COUNTIF([.B7:.B999998];&quot;X&quot;)" office:value-type="float" office:value="1252" calcext:value-type="float">
            <text:p>1252</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7" calcext:value-type="float">
            <text:p>167</text:p>
          </table:table-cell>
          <table:table-cell table:style-name="ce25" table:formula="of:=SUM([.B2:.F2])" office:value-type="float" office:value="1535" calcext:value-type="float">
            <text:p>153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3" table:number-rows-repeated="1047126">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1-24">00/00/0000</text:date>, <text:time style:data-style-name="N2" text:time-value="18:39:02.03645787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1-24T18:41:02.989625304</dc:date>
    <meta:editing-duration>P1DT13H12M48S</meta:editing-duration>
    <meta:editing-cycles>1432</meta:editing-cycles>
    <meta:document-statistic meta:table-count="1" meta:cell-count="8713" meta:object-count="0"/>
  </office:meta>
</office:document-meta>
</file>